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Suppress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ckageSuppressor.suppressProperty( Class classContainingTheProperty , Class propertyType , String property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ckageSuppressor.PackageSuppressor( String suppressedPack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